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10.525cm" svg:y="1.127cm">
          <text:p text:style-name="P1">Cel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778cm" svg:x="3.191cm" svg:y="4.048cm">
          <text:p text:style-name="P1">sample_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1.778cm" svg:x="11.664cm" svg:y="3.921cm">
          <text:p text:style-name="P1">sr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3" draw:text-style-name="P1" draw:layer="layout" draw:line-skew="0.127cm" svg:x1="11.858cm" svg:y1="2.524cm" svg:x2="13.442cm" svg:y2="3.921cm" draw:start-shape="id2" draw:start-glue-point="2" draw:end-shape="id3" draw:end-glue-point="0" svg:d="M11858 2524v825h1584v572" svg:viewBox="0 0 1585 1398">
          <text:p/>
        </draw:connector>
        <draw:custom-shape draw:style-name="gr2" draw:text-style-name="P2" xml:id="id4" draw:id="id4" draw:layer="layout" svg:width="3.556cm" svg:height="1.778cm" svg:x="0.905cm" svg:y="6.958cm">
          <text:p text:style-name="P1">DNACompi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83cm" svg:y1="6.958cm" svg:x2="4.969cm" svg:y2="5.826cm" draw:start-shape="id4" draw:start-glue-point="0" draw:end-shape="id1" draw:end-glue-point="2" svg:d="M2683 6958v-566h2286v-566" svg:viewBox="0 0 2287 1133">
          <text:p/>
        </draw:connector>
        <draw:custom-shape draw:style-name="gr2" draw:text-style-name="P2" xml:id="id5" draw:id="id5" draw:layer="layout" svg:width="3.556cm" svg:height="1.778cm" svg:x="5.604cm" svg:y="6.958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69cm" svg:y1="5.826cm" svg:x2="7.382cm" svg:y2="6.958cm" draw:start-shape="id1" draw:start-glue-point="2" draw:end-shape="id5" draw:end-glue-point="0" svg:d="M4969 5826v566h2413v566" svg:viewBox="0 0 2414 1133">
          <text:p/>
        </draw:connector>
        <draw:custom-shape draw:style-name="gr2" draw:text-style-name="P2" xml:id="id6" draw:id="id6" draw:layer="layout" svg:width="3.556cm" svg:height="1.778cm" svg:x="1cm" svg:y="10.487cm">
          <text:p text:style-name="P1">resources-</text:p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1.778cm" svg:x="5.572cm" svg:y="10.487cm"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1.778cm" svg:x="2.524cm" svg:y="13.154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32cm" svg:height="2.413cm" svg:x="-0.016cm" svg:y="13.154cm">
          <text:p text:style-name="P1">Configu-</text:p>
          <text:p text:style-name="P1">ration</text:p>
          <text:p text:style-name="P1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1" draw:id="id11" draw:layer="layout" svg:width="3.556cm" svg:height="1.778cm" svg:x="0.492cm" svg:y="16.202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556cm" svg:height="1.778cm" svg:x="4.81cm" svg:y="16.2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2.032cm" svg:height="2.413cm" svg:x="6.334cm" svg:y="13.027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2.778cm" svg:y1="12.265cm" svg:x2="4.302cm" svg:y2="13.154cm" draw:start-shape="id6" draw:start-glue-point="2" draw:end-shape="id7" draw:end-glue-point="0" svg:d="M2778 12265v445h1524v444" svg:viewBox="0 0 1525 890">
          <text:p/>
        </draw:connector>
        <draw:connector draw:style-name="gr3" draw:text-style-name="P1" draw:layer="layout" svg:x1="2.778cm" svg:y1="12.265cm" svg:x2="1cm" svg:y2="13.154cm" draw:start-shape="id6" draw:start-glue-point="2" draw:end-shape="id8" draw:end-glue-point="4" svg:d="M2778 12265v444h-1778v445" svg:viewBox="0 0 1779 890">
          <text:p/>
        </draw:connector>
        <draw:connector draw:style-name="gr3" draw:text-style-name="P1" draw:layer="layout" svg:x1="7.35cm" svg:y1="12.265cm" svg:x2="7.35cm" svg:y2="13.027cm" draw:start-shape="id9" draw:start-glue-point="2" draw:end-shape="id10" draw:end-glue-point="4" svg:d="M7350 12265v762" svg:viewBox="0 0 1 763">
          <text:p/>
        </draw:connector>
        <draw:connector draw:style-name="gr3" draw:text-style-name="P1" draw:layer="layout" svg:x1="4.302cm" svg:y1="14.932cm" svg:x2="2.27cm" svg:y2="16.202cm" draw:start-shape="id7" draw:start-glue-point="2" draw:end-shape="id11" draw:end-glue-point="0" svg:d="M4302 14932v635h-2032v635" svg:viewBox="0 0 2033 1271">
          <text:p/>
        </draw:connector>
        <draw:connector draw:style-name="gr3" draw:text-style-name="P1" draw:layer="layout" svg:x1="4.302cm" svg:y1="14.932cm" svg:x2="6.588cm" svg:y2="16.202cm" draw:start-shape="id7" draw:start-glue-point="2" draw:end-shape="id12" draw:end-glue-point="0" svg:d="M4302 14932v635h2286v635" svg:viewBox="0 0 2287 1271">
          <text:p/>
        </draw:connector>
        <draw:connector draw:style-name="gr3" draw:text-style-name="P1" draw:layer="layout" svg:x1="7.35cm" svg:y1="10.487cm" svg:x2="7.349cm" svg:y2="9.96cm" draw:start-shape="id9" draw:start-glue-point="0" svg:d="M7350 10487v-526h-1v-1" svg:viewBox="0 0 2 528">
          <text:p/>
        </draw:connector>
        <draw:custom-shape draw:style-name="gr2" draw:text-style-name="P2" xml:id="id13" draw:id="id13" draw:layer="layout" svg:width="3.556cm" svg:height="1.778cm" svg:x="15.086cm" svg:y="6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8.639cm" svg:x2="16.864cm" svg:y2="9.861cm" draw:start-shape="id13" draw:start-glue-point="2" draw:end-shape="id14" draw:end-glue-point="0" svg:d="M16864 8639v1222" svg:viewBox="0 0 1 1223">
          <text:p/>
        </draw:connector>
        <draw:custom-shape draw:style-name="gr2" draw:text-style-name="P2" xml:id="id15" draw:id="id15" draw:layer="layout" svg:width="3.556cm" svg:height="1.778cm" svg:x="15.086cm" svg:y="12.661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11.639cm" svg:x2="16.864cm" svg:y2="12.661cm" draw:start-shape="id14" draw:start-glue-point="2" draw:end-shape="id15" draw:end-glue-point="0" svg:d="M16864 11639v1022" svg:viewBox="0 0 1 1023">
          <text:p/>
        </draw:connector>
        <draw:custom-shape draw:style-name="gr2" draw:text-style-name="P2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556cm" svg:height="1.778cm" svg:x="19.531cm" svg:y="6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3.556cm" svg:height="1.778cm" svg:x="19.531cm" svg:y="9.842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8.62cm" svg:x2="21.309cm" svg:y2="9.842cm" draw:start-shape="id16" draw:start-glue-point="2" draw:end-shape="id17" draw:end-glue-point="0" svg:d="M21309 8620v1222" svg:viewBox="0 0 1 1223">
          <text:p/>
        </draw:connector>
        <draw:custom-shape draw:style-name="gr2" draw:text-style-name="P2" xml:id="id18" draw:id="id18" draw:layer="layout" svg:width="3.556cm" svg:height="1.778cm" svg:x="19.5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11.62cm" svg:x2="21.309cm" svg:y2="12.642cm" draw:start-shape="id17" draw:start-glue-point="2" draw:end-shape="id18" draw:end-glue-point="0" svg:d="M21309 11620v1022" svg:viewBox="0 0 1 1023">
          <text:p/>
        </draw:connector>
        <draw:custom-shape draw:style-name="gr5" draw:text-style-name="P2" draw:layer="layout" svg:width="3.556cm" svg:height="1.778cm" svg:x="19.531cm" svg:y="9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556cm" svg:height="1.778cm" svg:x="24.131cm" svg:y="6.842cm">
          <text:p text:style-name="P1">constra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3.556cm" svg:height="1.778cm" svg:x="24.131cm" svg:y="9.842cm">
          <text:p text:style-name="P1">constra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8.62cm" svg:x2="25.909cm" svg:y2="9.842cm" draw:start-shape="id19" draw:start-glue-point="2" draw:end-shape="id20" draw:end-glue-point="0" svg:d="M25909 8620v1222" svg:viewBox="0 0 1 1223">
          <text:p/>
        </draw:connector>
        <draw:custom-shape draw:style-name="gr2" draw:text-style-name="P2" xml:id="id21" draw:id="id21" draw:layer="layout" svg:width="3.556cm" svg:height="1.778cm" svg:x="24.1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11.62cm" svg:x2="25.909cm" svg:y2="12.642cm" draw:start-shape="id20" draw:start-glue-point="2" draw:end-shape="id21" draw:end-glue-point="0" svg:d="M25909 11620v1022" svg:viewBox="0 0 1 1023">
          <text:p/>
        </draw:connector>
        <draw:custom-shape draw:style-name="gr5" draw:text-style-name="P2" draw:layer="layout" svg:width="3.556cm" svg:height="1.778cm" svg:x="24.131cm" svg:y="9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cm" svg:y1="4.81cm" svg:x2="25.909cm" svg:y2="6.842cm" draw:start-shape="id3" draw:start-glue-point="1" draw:end-shape="id19" draw:end-glue-point="0" svg:d="M15220 4810h10689v2032" svg:viewBox="0 0 10690 2033">
          <text:p/>
        </draw:connector>
        <draw:connector draw:style-name="gr3" draw:text-style-name="P1" draw:layer="layout" svg:x1="21.309cm" svg:y1="6.842cm" svg:x2="15.22cm" svg:y2="4.81cm" draw:start-shape="id16" draw:start-glue-point="0" draw:end-shape="id3" draw:end-glue-point="1" svg:d="M21309 6842v-2032h-6089" svg:viewBox="0 0 6090 2033">
          <text:p/>
        </draw:connector>
        <draw:connector draw:style-name="gr3" draw:text-style-name="P1" draw:layer="layout" svg:x1="16.864cm" svg:y1="6.861cm" svg:x2="15.22cm" svg:y2="4.81cm" draw:start-shape="id13" draw:start-glue-point="0" draw:end-shape="id3" draw:end-glue-point="1" svg:d="M16864 6861v-2051h-1644" svg:viewBox="0 0 1645 2052">
          <text:p/>
        </draw:connector>
        <draw:connector draw:style-name="gr3" draw:text-style-name="P1" xml:id="id22" draw:id="id22" draw:layer="layout" svg:x1="2.778cm" svg:y1="10.487cm" svg:x2="9.922cm" svg:y2="9.884cm" draw:start-shape="id6" draw:start-glue-point="0" svg:d="M2778 10487v-564h7144v-39" svg:viewBox="0 0 7145 604">
          <text:p/>
        </draw:connector>
        <draw:connector draw:style-name="gr3" draw:text-style-name="P1" draw:layer="layout" svg:x1="9.922cm" svg:y1="9.884cm" svg:x2="11.664cm" svg:y2="4.81cm" draw:start-shape="id22" draw:start-glue-point="3" draw:end-shape="id3" draw:end-glue-point="3" svg:d="M9922 9884h871v-5074h871" svg:viewBox="0 0 1743 5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45M42S</meta:editing-duration>
    <meta:editing-cycles>38</meta:editing-cycles>
    <meta:generator>LibreOffice/5.1.6.2$Linux_X86_64 LibreOffice_project/10m0$Build-2</meta:generator>
    <dc:date>2018-02-11T15:08:06.046792459</dc:date>
    <meta:document-statistic meta:object-count="45"/>
  </office:meta>
</office:document-meta>
</file>